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4854in" fo:margin-left="0.0743in" fo:margin-top="0in" fo:margin-bottom="0in" table:align="left" style:writing-mode="page"/>
    </style:style>
    <style:style style:name="Table1.A" style:family="table-column">
      <style:table-column-properties style:column-width="1.5792in"/>
    </style:style>
    <style:style style:name="Table1.B" style:family="table-column">
      <style:table-column-properties style:column-width="5.9056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9188in" fo:keep-together="auto"/>
    </style:style>
    <style:style style:name="Table1.5" style:family="table-row">
      <style:table-row-properties style:min-row-height="0.8125in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3" style:family="paragraph" style:parent-style-name="List_20_Paragraph">
      <style:paragraph-properties fo:margin-left="0in" fo:margin-top="0in" fo:margin-bottom="0in" style:contextual-spacing="true"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List_20_Paragraph">
      <style:paragraph-properties fo:margin-left="0in" fo:margin-top="0in" fo:margin-bottom="0in" style:contextual-spacing="true" fo:line-height="100%" fo:text-align="justify" style:justify-single-word="false"/>
    </style:style>
    <style:style style:name="P5" style:family="paragraph" style:parent-style-name="List_20_Paragraph">
      <loext:graphic-properties draw:fill="solid" draw:fill-color="#ffff00" draw:opacity="100%"/>
      <style:paragraph-properties fo:margin-left="0in" fo:margin-top="0in" fo:margin-bottom="0in" style:contextual-spacing="true" fo:line-height="100%" fo:text-align="justify" style:justify-single-word="false" fo:background-color="#ffff00"/>
    </style:style>
    <style:style style:name="P6" style:family="paragraph" style:parent-style-name="List_20_Paragraph">
      <style:paragraph-properties fo:margin-left="0.1972in" fo:margin-top="0in" fo:margin-bottom="0in" style:contextual-spacing="true" fo:line-height="100%" fo:text-align="justify" style:justify-single-word="false"/>
    </style:style>
    <style:style style:name="P7" style:family="paragraph" style:parent-style-name="List_20_Paragraph">
      <style:paragraph-properties fo:margin-left="0in" fo:margin-top="0in" fo:margin-bottom="0in" style:contextual-spacing="true" fo:line-height="10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List_20_Paragraph">
      <loext:graphic-properties draw:fill="solid" draw:fill-color="#ffff00" draw:opacity="100%"/>
      <style:paragraph-properties fo:margin-left="0in" fo:margin-top="0in" fo:margin-bottom="0in" style:contextual-spacing="true" fo:line-height="100%" fo:text-align="justify" style:justify-single-word="false" fo:background-color="#ffff00"/>
      <style:text-properties fo:font-weight="bold" style:font-weight-asian="bold" style:font-weight-complex="bold"/>
    </style:style>
    <style:style style:name="P9" style:family="paragraph" style:parent-style-name="List_20_Paragraph">
      <loext:graphic-properties draw:fill="solid" draw:fill-color="#ffff00" draw:opacity="100%"/>
      <style:paragraph-properties fo:margin-left="0in" fo:margin-top="0in" fo:margin-bottom="0in" style:contextual-spacing="true" fo:line-height="100%" fo:text-align="justify" style:justify-single-word="false" fo:background-color="#ffff00"/>
      <style:text-properties fo:font-weight="bold" officeooo:rsid="0006506a" officeooo:paragraph-rsid="0006506a" style:font-weight-asian="bold" style:font-weight-complex="bold"/>
    </style:style>
    <style:style style:name="P10" style:family="paragraph" style:parent-style-name="Standard">
      <style:paragraph-properties fo:text-align="justify" style:justify-single-word="false" fo:text-indent="0.3937in" style:auto-text-indent="false">
        <style:tab-stops>
          <style:tab-stop style:position="0.6898in"/>
        </style:tab-stops>
      </style:paragraph-properties>
    </style:style>
    <style:style style:name="P11" style:family="paragraph" style:parent-style-name="Standard">
      <style:paragraph-properties fo:text-align="justify" style:justify-single-word="false" fo:text-indent="0.2953in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</style:style>
    <style:style style:name="P14" style:family="paragraph" style:parent-style-name="Standard">
      <style:paragraph-properties fo:text-align="justify" style:justify-single-word="false" fo:text-indent="0.3937in" style:auto-text-indent="false">
        <style:tab-stops>
          <style:tab-stop style:position="0.6898in"/>
        </style:tab-stops>
      </style:paragraph-properties>
      <style:text-properties fo:color="#000000" loext:opacity="100%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6.5835in" style:leader-style="solid" style:leader-text="_"/>
        </style:tab-stops>
      </style:paragraph-properties>
      <style:text-properties fo:color="#000000" loext:opacity="100%" fo:font-size="14pt" style:font-name-asian="Times New Roman1" style:font-size-asian="14pt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style:font-name-asian="Times New Roman1" style:font-size-asian="12pt" style:font-style-asian="italic" style:font-size-complex="12pt" fo:background-color="#00ff00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fo:background-color="#ffff00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fo:background-color="#ffff00"/>
    </style:style>
    <style:style style:name="P20" style:family="paragraph" style:parent-style-name="Standard">
      <style:paragraph-properties fo:margin-top="0in" fo:margin-bottom="0.1335in" style:contextual-spacing="false" fo:line-height="0.0008in"/>
      <style:text-properties fo:font-size="1pt" style:font-name-asian="Times New Roman1" style:font-size-asian="1pt" style:font-size-complex="1pt"/>
    </style:style>
    <style:style style:name="P21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>
        <style:tab-stops>
          <style:tab-stop style:position="6.5835in" style:leader-style="solid" style:leader-text="_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yle43">
      <style:paragraph-properties fo:line-height="100%" fo:text-align="start" style:justify-single-word="false" fo:orphans="2" fo:widows="2"/>
    </style:style>
    <style:style style:name="P24" style:family="paragraph" style:parent-style-name="Style43">
      <style:paragraph-properties fo:line-height="100%" fo:orphans="2" fo:widows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3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4" style:family="text">
      <style:text-properties fo:font-size="14pt" style:font-name-asian="Calibri1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fo:background-color="#ffff00"/>
    </style:style>
    <style:style style:name="T7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6506a" style:font-name-asian="Times New Roman1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10" style:family="text">
      <style:text-properties fo:font-size="14pt" style:font-name-asian="Times New Roman1" style:font-size-asian="14pt" style:font-size-complex="14pt"/>
    </style:style>
    <style:style style:name="T11" style:family="text">
      <style:text-properties fo:font-size="14pt" officeooo:rsid="0006506a" style:font-name-asian="Times New Roman1" style:font-size-asian="14pt" style:font-size-complex="14pt"/>
    </style:style>
    <style:style style:name="T12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6506a" style:font-name-asian="Times New Roman1" style:font-size-asian="14pt" style:font-weight-asian="bold" style:font-size-complex="14pt" style:font-weight-complex="bold"/>
    </style:style>
    <style:style style:name="T14" style:family="text">
      <style:text-properties fo:color="#000000" loext:opacity="100%" fo:font-size="14pt" style:font-name-asian="Times New Roman1" style:font-size-asian="14pt" style:font-size-complex="14pt"/>
    </style:style>
    <style:style style:name="T15" style:family="text">
      <style:text-properties fo:color="#000000" loext:opacity="100%" fo:font-size="14pt" style:font-name-asian="Calibri1" style:font-size-asian="14pt" style:language-asian="en" style:country-asian="US" style:font-size-complex="14pt" style:font-weight-complex="bold"/>
    </style:style>
    <style:style style:name="T16" style:family="text"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17" style:family="text">
      <style:text-properties fo:color="#000000" loext:opacity="100%" fo:font-size="14pt" style:text-underline-style="solid" style:text-underline-width="auto" style:text-underline-color="font-color" officeooo:rsid="0006506a" style:font-name-asian="Times New Roman1" style:font-size-asian="14pt" style:font-size-complex="14pt"/>
    </style:style>
    <style:style style:name="T18" style:family="text">
      <style:text-properties fo:font-size="12pt" fo:font-style="italic" style:font-name-asian="Times New Roman1" style:font-size-asian="12pt" style:font-style-asian="italic" style:font-size-complex="12pt"/>
    </style:style>
    <style:style style:name="T19" style:family="text">
      <style:text-properties fo:font-size="12pt" fo:font-style="italic" style:font-name-asian="Times New Roman1" style:font-size-asian="12pt" style:font-style-asian="italic" style:font-size-complex="12pt" style:font-weight-complex="bold"/>
    </style:style>
    <style:style style:name="T20" style:family="text">
      <style:text-properties fo:font-size="12pt" fo:font-style="italic" style:font-name-asian="Times New Roman1" style:font-size-asian="12pt" style:font-style-asian="italic" style:font-size-complex="12pt" style:font-weight-complex="bold" fo:background-color="#00ff00"/>
    </style:style>
    <style:style style:name="T21" style:family="text">
      <style:text-properties fo:font-size="12pt" fo:font-style="italic" style:font-name-asian="Times New Roman1" style:font-size-asian="12pt" style:font-style-asian="italic" style:font-size-complex="12pt" fo:background-color="#ffff00"/>
    </style:style>
    <style:style style:name="T22" style:family="text">
      <style:text-properties fo:font-size="12pt" fo:font-style="italic" style:font-name-asian="Times New Roman1" style:font-size-asian="12pt" style:font-style-asian="italic" style:font-size-complex="12pt" fo:background-color="#00ff00"/>
    </style:style>
    <style:style style:name="T23" style:family="text">
      <style:text-properties fo:font-size="1pt" style:font-name-asian="Times New Roman1" style:font-size-asian="1pt" style:font-size-complex="1pt"/>
    </style:style>
    <style:style style:name="T2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fo:font-size="12pt" fo:font-style="italic" style:font-name-asian="Times New Roman1" style:font-size-asian="12pt" style:font-style-asian="italic" style:font-size-complex="12pt" style:font-weight-complex="bold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ТЕМА 10. ФИЛОСОФСКОЕ УЧЕНИЕ О ПОЗНАНИИ </text:span><text:span text:style-name="T1"/></text:h>
      <text:h text:style-name="P2" text:outline-level="3" loext:marker-style-name="T2"><text:span text:style-name="T2">Практические задания</text:span><text:span text:style-name="T2"/></text:h>
      <text:p text:style-name="P10" loext:marker-style-name="T15"><text:span text:style-name="T3"><text:s text:c="7"/></text:span><text:span text:style-name="T5">1 задание:</text:span><text:span text:style-name="T14"> </text:span><text:span text:style-name="T15">Установите сущность основных трактовок истины в философии</text:span></text:p>
      <text:p text:style-name="P14" loext:marker-style-name="T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21"><text:span text:style-name="T19">Трактовки истины в философии <text:s/></text:span><text:span text:style-name="T28"/></text:p>
          </table:table-cell>
          <table:table-cell table:style-name="Table1.A1" office:value-type="string">
            <text:p text:style-name="P16" loext:marker-style-name="T21"><text:span text:style-name="T18">Сущность концепции</text:span><text:span text:style-name="T21"/></text:p>
          </table:table-cell>
        </table:table-row>
        <table:table-row table:style-name="Table1.1">
          <table:table-cell table:style-name="Table1.A1" office:value-type="string">
            <text:p text:style-name="P16" loext:marker-style-name="T19"><text:span text:style-name="T19">1. </text:span></text:p>
            <text:p text:style-name="P16" loext:marker-style-name="T18"><text:span text:style-name="T19">теория когеренции</text:span></text:p>
          </table:table-cell>
          <table:table-cell table:style-name="Table1.A1" office:value-type="string">
            <text:p text:style-name="P18" loext:marker-style-name="T6">Согласно этой теории, истинность утверждения определяется его согласованностью и непротиворечивостью с другими убеждениями, которые мы уже считаем истинными. Истинно то, что логически согласуется с нашей системой знаний.</text:p>
          </table:table-cell>
        </table:table-row>
        <table:table-row table:style-name="Table1.1">
          <table:table-cell table:style-name="Table1.A1" office:value-type="string">
            <text:p text:style-name="P16" loext:marker-style-name="T18"><text:span text:style-name="T18">2. </text:span></text:p>
            <text:p text:style-name="P16" loext:marker-style-name="T18"><text:span text:style-name="T18">прагматическая теория </text:span></text:p>
          </table:table-cell>
          <table:table-cell table:style-name="Table1.A1" office:value-type="string">
            <text:p text:style-name="P19" loext:marker-style-name="T6">Прагматическая теория утверждает, что истинность утверждения определяется его практической полезностью и эффективностью. Истинно то, что работает, что приводит к желаемым результатам в нашей практической деятельности.</text:p>
          </table:table-cell>
        </table:table-row>
        <table:table-row table:style-name="Table1.4">
          <table:table-cell table:style-name="Table1.A1" office:value-type="string">
            <text:p text:style-name="P16" loext:marker-style-name="T19"><text:span text:style-name="T19">3. </text:span></text:p>
            <text:p text:style-name="P16" loext:marker-style-name="T18"><text:span text:style-name="T18">конвенционализм</text:span></text:p>
            <text:p text:style-name="P17" loext:marker-style-name="T22"/>
          </table:table-cell>
          <table:table-cell table:style-name="Table1.A1" office:value-type="string">
            <text:p text:style-name="P19" loext:marker-style-name="T6">Конвенционалисты считают, что истина является результатом соглашения, конвенции между людьми. Истина не является объективной, а определяется принятыми в обществе нормами и правилами.</text:p>
          </table:table-cell>
        </table:table-row>
        <table:table-row table:style-name="Table1.5">
          <table:table-cell table:style-name="Table1.A1" office:value-type="string">
            <text:p text:style-name="P16" loext:marker-style-name="T19"><text:span text:style-name="T19">4.</text:span></text:p>
            <text:p text:style-name="P16" loext:marker-style-name="T18"><text:span text:style-name="T19">теория корреспонденции</text:span><text:span text:style-name="T18"> </text:span></text:p>
          </table:table-cell>
          <table:table-cell table:style-name="Table1.A1" office:value-type="string">
            <text:p text:style-name="P19" loext:marker-style-name="T6">Согласно этой теории, истинность утверждения определяется его соответствием объективной реальности. Истинно то, что адекватно отражает факты и состояния дел в мире.</text:p>
          </table:table-cell>
        </table:table-row>
      </table:table>
      <text:p text:style-name="P20" loext:marker-style-name="T23"/>
      <text:p text:style-name="P23" loext:marker-style-name="T3"><text:span text:style-name="T10"><text:s/></text:span><text:span text:style-name="T3"><text:s text:c="5"/></text:span></text:p>
      <text:p text:style-name="P24" loext:marker-style-name="T15"><text:span text:style-name="T3"><text:s text:c="9"/></text:span><text:span text:style-name="T9">2</text:span><text:span text:style-name="T5"> задание:</text:span><text:span text:style-name="T14"> <text:s/>Философ Нового времени </text:span><text:span text:style-name="T15">Ф. Бэкон отмечал: «Те, кто занимались науками, были или Эмпириками, или Догматиками. Эмпирики, подобно муравью, только собирают и пользуются собранным. Рационалисты [догматики], подобно пауку, из самих себя создают ткань. Пчела же избирает средний способ, она извлекает материал из цветов сада и поля, но располагает и изменяет его собственным умением. Не отличается от этого и подлинное дело философии». Раскройте смысл данного изречения. В какой мере данное изречение раскрывает задачи научного познания?</text:span></text:p>
      <text:p text:style-name="P15" loext:marker-style-name="T14"/>
      <text:p text:style-name="P21"><text:span text:style-name="T14">Ответ: </text:span><text:span text:style-name="T16">Эмпирики (подобно муравьям) только собирают и используют фактические данные, не пытаясь их теоретически осмыслить. Рационалисты (догматики, подобно паукам) выводят все знание из собственных умозрительных построений, не опираясь на опыт. </text:span><text:span text:style-name="T17">Бэкон, критикуя оба этих подхода, предлагает синтетический (пчелиный) подход, средний между этими двумя, когда исследователь извлекает материал из опыта (цветов сада и поля), но затем перерабатывает его с помощью собственного интеллектуального умения, создавая новое знание.</text:span></text:p>
      <text:p text:style-name="P19" loext:marker-style-name="T6"/>
      <text:p text:style-name="P19" loext:marker-style-name="T6"/>
      <text:p text:style-name="P11" loext:marker-style-name="T4"><text:span text:style-name="T3"><text:s text:c="7"/></text:span><text:span text:style-name="T9">3</text:span><text:span text:style-name="T5"> задание:</text:span><text:span text:style-name="T14"> <text:s/></text:span><text:span text:style-name="T4">Ф. Бэкон формулирует понятия призраков, которые встречаются в ходе познания: «Есть четыре вида призраков, которые осаждают умы людей… Назовем первый вид призраков — призраками рода, второй — призраками пещеры, третий — призраками рынка и четвертый — призраками театра». Ответьте на следующие вопросы:</text:span></text:p>
      <text:p text:style-name="P11" loext:marker-style-name="T4"><text:span text:style-name="T4">а) Какое содержание вкладывает Ф. Бэкон в понятие «призрак»?</text:span></text:p>
      <text:p text:style-name="P11" loext:marker-style-name="T4"><text:span text:style-name="T4">б) Какой способ избавления от призраков познания предлагает Бэкон?</text:span><text:span text:style-name="T4"/></text:p>
      <text:p text:style-name="P11" loext:marker-style-name="T4"><text:span text:style-name="T4">в) Какой смысл несет в себе каждый из призраков?</text:span><text:span text:style-name="T4"/></text:p>
      <text:p text:style-name="P3" loext:marker-style-name="T24"/>
      <text:p text:style-name="P7"><text:soft-page-break/><text:span text:style-name="T24">Ответ: </text:span></text:p>
      <text:p text:style-name="P8"><text:span text:style-name="T25">а) Ф. Бэкон использует понятие "призрак" для обозначения ложных представлений, предрассудков и заблуждений, которые мешают объективному познанию мира.</text:span></text:p>
      <text:p text:style-name="P8"><text:span text:style-name="T25"/></text:p>
      <text:p text:style-name="P5"><text:span text:style-name="T26">б) Бэкон предлагает избавляться от этих "призраков" через строгое следование научному методу, основанному на наблюдении, эксперименте и индуктивном обобщении. Только таким образом, по его мнению, можно достичь объективного познания.<text:line-break/></text:span></text:p>
      <text:p text:style-name="P9"><text:span text:style-name="T24">в)</text:span></text:p>
      <text:p text:style-name="P13"><text:span text:style-name="T13">П</text:span><text:span text:style-name="T12">ризраки рода - </text:span><text:span text:style-name="T7">ошибки, связанные с самой природой человека, его склонностью к предвзятости и предубеждениям.</text:span></text:p>
      <text:p text:style-name="P22"><text:span text:style-name="T11"><text:line-break/>П</text:span><text:span text:style-name="T10">ризраки пещеры - </text:span><text:span text:style-name="T24">ошибки, обусловленные индивидуальными особенностями и предпочтениями каждого человека.</text:span></text:p>
      <text:p text:style-name="P22"><text:span text:style-name="T11"><text:line-break/>П</text:span><text:span text:style-name="T10">ризраки рынка</text:span><text:span text:style-name="T24"> - ошибки, возникающие из-за неточности и двусмысленности языка.</text:span></text:p>
      <text:p text:style-name="P13" loext:marker-style-name="T10"><text:span text:style-name="T10"><text:line-break/></text:span><text:span text:style-name="T8">П</text:span><text:span text:style-name="T7">ризраки театра</text:span><text:span text:style-name="T26"> - ошибки, связанные с влиянием авторитетов и традиций.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F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3</meta:editing-cycles>
    <meta:creation-date>2019-09-23T11:49:00</meta:creation-date>
    <dc:date>2024-05-25T18:52:05.456708417</dc:date>
    <meta:editing-duration>PT12M47S</meta:editing-duration>
    <meta:generator>LibreOffice/7.6.6.3$Linux_X86_64 LibreOffice_project/60$Build-3</meta:generator>
    <meta:document-statistic meta:table-count="1" meta:image-count="0" meta:object-count="0" meta:page-count="2" meta:paragraph-count="32" meta:word-count="431" meta:character-count="3376" meta:non-whitespace-character-count="2928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